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us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24*60*60" office:value-type="float" office:value="0" calcext:value-type="float">
            <text:p>0</text:p>
          </table:table-cell>
          <table:table-cell table:number-columns-repeated="2"/>
          <table:table-cell table:formula="of:=[.A2]*24*60*60*10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24*60*60" office:value-type="float" office:value="86400" calcext:value-type="float">
            <text:p>86400</text:p>
          </table:table-cell>
          <table:table-cell table:number-columns-repeated="2"/>
          <table:table-cell table:formula="of:=[.A3]*24*60*60*1000" office:value-type="float" office:value="86400000" calcext:value-type="float">
            <text:p>864000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formula="of:=[.A4]*24*60*60*1000" office:value-type="float" office:value="172800000" calcext:value-type="float">
            <text:p>1728000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/>
          <table:table-cell table:formula="of:=[.A5]*24*60" office:value-type="float" office:value="4320" calcext:value-type="float">
            <text:p>4320</text:p>
          </table:table-cell>
          <table:table-cell/>
          <table:table-cell table:formula="of:=[.A5]*24*60*60*1000" office:value-type="float" office:value="259200000" calcext:value-type="float">
            <text:p>259200000</text:p>
          </table:table-cell>
          <table:table-cell table:formula="of:=[.A5]*24*60*60*1000000" office:value-type="float" office:value="259200000000" calcext:value-type="float">
            <text:p>259200000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24*60*60" office:value-type="float" office:value="345600" calcext:value-type="float">
            <text:p>345600</text:p>
          </table:table-cell>
          <table:table-cell table:formula="of:=[.A6]*24*60" office:value-type="float" office:value="5760" calcext:value-type="float">
            <text:p>5760</text:p>
          </table:table-cell>
          <table:table-cell/>
          <table:table-cell table:formula="of:=[.A6]*24*60*60*1000" office:value-type="float" office:value="345600000" calcext:value-type="float">
            <text:p>345600000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A7]*24*60" office:value-type="float" office:value="7200" calcext:value-type="float">
            <text:p>7200</text:p>
          </table:table-cell>
          <table:table-cell table:formula="of:=[.A7]*24" office:value-type="float" office:value="120" calcext:value-type="float">
            <text:p>120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number-columns-repeated="3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number-columns-repeated="2"/>
          <table:table-cell table:formula="of:=[.A9]*24*60*60*1000000" office:value-type="float" office:value="604800000000" calcext:value-type="float">
            <text:p>6048000000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[.A10]*24" office:value-type="float" office:value="192" calcext:value-type="float">
            <text:p>192</text:p>
          </table:table-cell>
          <table:table-cell table:formula="of:=[.A10]*24*60*60*1000" office:value-type="float" office:value="691200000" calcext:value-type="float">
            <text:p>691200000</text:p>
          </table:table-cell>
          <table:table-cell table:formula="of:=[.A10]*24*60*60*1000000" office:value-type="float" office:value="691200000000" calcext:value-type="float">
            <text:p>6912000000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[.A11]*24" office:value-type="float" office:value="216" calcext:value-type="float">
            <text:p>216</text:p>
          </table:table-cell>
          <table:table-cell/>
          <table:table-cell table:formula="of:=[.A11]*24*60*60*1000000" office:value-type="float" office:value="777600000000" calcext:value-type="float">
            <text:p>777600000000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4" office:value-type="string" calcext:value-type="string" table:number-columns-spanned="7" table:number-rows-spanned="1">
            <text:p>duration {day}</text:p>
          </table:table-cell>
          <table:covered-table-cell table:number-columns-repeated="6" table:style-name="ce6"/>
          <table:table-cell table:style-name="ce1" office:value-type="string" calcext:value-type="string">
            <text:p>sum</text:p>
          </table:table-cell>
          <table:table-cell/>
          <table:table-cell table:style-name="ce6" office:value-type="string" calcext:value-type="string">
            <text:p>Poi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]*24*60*60" office:value-type="float" office:value="0" calcext:value-type="float">
            <text:p>0</text:p>
          </table:table-cell>
          <table:table-cell table:number-columns-repeated="2"/>
          <table:table-cell table:formula="of:=[.A15]*24*60*60*1000" office:value-type="float" office:value="0" calcext:value-type="float">
            <text:p>0</text:p>
          </table:table-cell>
          <table:table-cell table:number-columns-repeated="2"/>
          <table:table-cell table:formula="of:=SUM([.A15:.F15])" office:value-type="float" office:value="0" calcext:value-type="float">
            <text:p>0</text:p>
          </table:table-cell>
          <table:table-cell/>
          <table:table-cell table:formula="of:=&quot;(&quot; &amp; [.A15] &amp; &quot;,&quot; &amp; [.H15] &amp; &quot;)&quot;" office:value-type="string" office:string-value="(0,0)" calcext:value-type="string">
            <text:p>(0,0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16:.F16])" office:value-type="float" office:value="3" calcext:value-type="float">
            <text:p>3</text:p>
          </table:table-cell>
          <table:table-cell/>
          <table:table-cell table:formula="of:=&quot;(&quot; &amp; [.A16] &amp; &quot;,&quot; &amp; [.H16] &amp; &quot;)&quot;" office:value-type="string" office:string-value="(1,3)" calcext:value-type="string">
            <text:p>(1,3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A17:.F17])" office:value-type="float" office:value="6" calcext:value-type="float">
            <text:p>6</text:p>
          </table:table-cell>
          <table:table-cell/>
          <table:table-cell table:formula="of:=&quot;(&quot; &amp; [.A17] &amp; &quot;,&quot; &amp; [.H17] &amp; &quot;)&quot;" office:value-type="string" office:string-value="(2,6)" calcext:value-type="string">
            <text:p>(2,6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SUM([.A18:.F18])" office:value-type="float" office:value="15" calcext:value-type="float">
            <text:p>15</text:p>
          </table:table-cell>
          <table:table-cell/>
          <table:table-cell table:formula="of:=&quot;(&quot; &amp; [.A18] &amp; &quot;,&quot; &amp; [.H18] &amp; &quot;)&quot;" office:value-type="string" office:string-value="(3,15)" calcext:value-type="string">
            <text:p>(3,15)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formula="of:=SUM([.A19:.F19])" office:value-type="float" office:value="20" calcext:value-type="float">
            <text:p>20</text:p>
          </table:table-cell>
          <table:table-cell/>
          <table:table-cell table:formula="of:=&quot;(&quot; &amp; [.A19] &amp; &quot;,&quot; &amp; [.H19] &amp; &quot;)&quot;" office:value-type="string" office:string-value="(4,20)" calcext:value-type="string">
            <text:p>(4,20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/>
          <table:table-cell table:formula="of:=SUM([.A20:.F20])" office:value-type="float" office:value="25" calcext:value-type="float">
            <text:p>25</text:p>
          </table:table-cell>
          <table:table-cell/>
          <table:table-cell table:formula="of:=&quot;(&quot; &amp; [.A20] &amp; &quot;,&quot; &amp; [.H20] &amp; &quot;)&quot;" office:value-type="string" office:string-value="(5,25)" calcext:value-type="string">
            <text:p>(5,25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3" table:style-name="ce6" office:value-type="float" office:value="6" calcext:value-type="float">
            <text:p>6</text:p>
          </table:table-cell>
          <table:table-cell/>
          <table:table-cell table:formula="of:=SUM([.A21:.F21])" office:value-type="float" office:value="24" calcext:value-type="float">
            <text:p>24</text:p>
          </table:table-cell>
          <table:table-cell/>
          <table:table-cell table:formula="of:=&quot;(&quot; &amp; [.A21] &amp; &quot;,&quot; &amp; [.H21] &amp; &quot;)&quot;" office:value-type="string" office:string-value="(6,24)" calcext:value-type="string">
            <text:p>(6,24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table:style-name="ce6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A22:.F22])" office:value-type="float" office:value="28" calcext:value-type="float">
            <text:p>28</text:p>
          </table:table-cell>
          <table:table-cell/>
          <table:table-cell table:formula="of:=&quot;(&quot; &amp; [.A22] &amp; &quot;,&quot; &amp; [.H22] &amp; &quot;)&quot;" office:value-type="string" office:string-value="(7,28)" calcext:value-type="string">
            <text:p>(7,28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3" office:value-type="float" office:value="8" calcext:value-type="float">
            <text:p>8</text:p>
          </table:table-cell>
          <table:table-cell/>
          <table:table-cell table:formula="of:=SUM([.A23:.F23])" office:value-type="float" office:value="32" calcext:value-type="float">
            <text:p>32</text:p>
          </table:table-cell>
          <table:table-cell/>
          <table:table-cell table:formula="of:=&quot;(&quot; &amp; [.A23] &amp; &quot;,&quot; &amp; [.H23] &amp; &quot;)&quot;" office:value-type="string" office:string-value="(8,32)" calcext:value-type="string">
            <text:p>(8,32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SUM([.A24:.F24])" office:value-type="float" office:value="27" calcext:value-type="float">
            <text:p>27</text:p>
          </table:table-cell>
          <table:table-cell/>
          <table:table-cell table:formula="of:=&quot;(&quot; &amp; [.A24] &amp; &quot;,&quot; &amp; [.H24] &amp; &quot;)&quot;" office:value-type="string" office:string-value="(9,27)" calcext:value-type="string">
            <text:p>(9,27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 table:number-columns-spanned="8" table:number-rows-spanned="1">
            <text:p>The bold values are interpolated</text:p>
          </table:table-cell>
          <table:covered-table-cell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0:28:51.928819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6-03T07:54:19.433123638</meta:creation-date>
    <dc:date>2025-06-03T13:10:01.366994281</dc:date>
    <meta:editing-duration>PT1H56M30S</meta:editing-duration>
    <meta:editing-cycles>14</meta:editing-cycles>
    <meta:generator>LibreOffice/6.4.7.2$Linux_X86_64 LibreOffice_project/40$Build-2</meta:generator>
    <meta:document-statistic meta:table-count="1" meta:cell-count="98" meta:object-count="0"/>
  </office:meta>
</office:document-meta>
</file>